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Utopia, 'Palatino Linotype', Palatino, serif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/>
    </style:style>
    <style:style style:name="P2" style:family="paragraph" style:parent-style-name="Standard">
      <style:paragraph-properties fo:text-align="justify" style:justify-single-word="false"/>
      <style:text-properties fo:font-weight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ize="18pt"/>
    </style:style>
    <style:style style:name="P5" style:family="paragraph" style:parent-style-name="Standard">
      <style:paragraph-properties fo:text-align="center" style:justify-single-word="false"/>
      <style:text-properties fo:font-size="10pt" fo:font-weight="bold" style:font-size-asian="10pt" style:font-size-complex="10pt"/>
    </style:style>
    <style:style style:name="P6" style:family="paragraph" style:parent-style-name="Standard">
      <style:paragraph-properties fo:margin-top="0cm" fo:margin-bottom="0.499cm" loext:contextual-spacing="false"/>
    </style:style>
    <style:style style:name="P7" style:family="paragraph" style:parent-style-name="Standard">
      <style:paragraph-properties fo:text-align="center" style:justify-single-word="false"/>
      <style:text-properties fo:text-transform="uppercase" fo:font-weight="bold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222222" style:font-name="Georgia" fo:font-size="18pt" fo:letter-spacing="normal" fo:font-style="normal" fo:font-weight="normal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normal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bold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8pt" fo:letter-spacing="normal" fo:font-style="normal" fo:font-weight="normal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8pt" fo:letter-spacing="normal" fo:font-style="normal" fo:font-weight="bold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</style:style>
    <style:style style:name="P15" style:family="paragraph" style:parent-style-name="Standard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222222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fo:text-transform="uppercase"/>
    </style:style>
    <style:style style:name="T3" style:family="text">
      <style:text-properties fo:text-transform="uppercase" fo:font-weight="bold"/>
    </style:style>
    <style:style style:name="T4" style:family="text">
      <style:text-properties fo:text-transform="uppercase" fo:color="#222222" style:font-name="Georgia" fo:font-size="11.25pt" fo:letter-spacing="normal" fo:font-style="normal" fo:font-weight="bold"/>
    </style:style>
    <style:style style:name="T5" style:family="text">
      <style:text-properties fo:color="#222222" fo:background-color="#fff9ee" loext:char-shading-value="0"/>
    </style:style>
    <style:style style:name="T6" style:family="text">
      <style:text-properties style:font-name="times new roman" fo:font-size="12pt"/>
    </style:style>
    <style:style style:name="T7" style:family="text">
      <style:text-properties style:font-name="times new roman" fo:font-size="12pt" fo:font-weight="bold"/>
    </style:style>
    <style:style style:name="T8" style:family="text">
      <style:text-properties style:font-name="Georgia" fo:font-size="11.25pt" fo:font-style="normal" fo:font-weight="bold"/>
    </style:style>
    <style:style style:name="T9" style:family="text">
      <style:text-properties fo:font-variant="normal" fo:text-transform="none" fo:color="#222222" style:font-name="Georgia" fo:font-size="11.25pt" fo:letter-spacing="normal" fo:font-style="normal" fo:font-weight="bold"/>
    </style:style>
    <style:style style:name="T10" style:family="text">
      <style:text-properties fo:font-variant="normal" fo:text-transform="none" fo:color="#222222" style:font-name="Georgia" fo:font-size="11.25pt" fo:letter-spacing="normal" fo:font-style="normal" fo:font-weight="normal"/>
    </style:style>
    <style:style style:name="T11" style:family="text">
      <style:text-properties fo:font-variant="normal" fo:text-transform="none" fo:color="#222222" fo:letter-spacing="normal"/>
    </style:style>
    <style:style style:name="T12" style:family="text">
      <style:text-properties fo:font-variant="normal" fo:text-transform="none" fo:color="#222222" fo:letter-spacing="normal" fo:background-color="#fff9ee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ULA EM 5 DE MARÇO DE 2017 – LIÇÃO 10</text:p>
      <text:p text:style-name="P12">(Revista: Editora Betel)</text:p>
      <text:p text:style-name="P9"/>
      <text:p text:style-name="P11">Tema: <text:span text:style-name="T3">A GERAÇÃO DOS FILHOS DE ISSACAR</text:span></text:p>
      <text:p text:style-name="P9"/>
      <text:p text:style-name="P9">Texto Áureo: <text:span text:style-name="T1">Pv 24.10</text:span></text:p>
      <text:p text:style-name="P13"/>
      <text:p text:style-name="P10">INTRODUÇÃO</text:p>
      <text:p text:style-name="P9">- Querido(a) professor(a), nesta lição mostre aos alunos o perigo de abandonar a promessa, o risco de se tornar escravo pela comodidade.</text:p>
      <text:p text:style-name="P9">- “<text:span text:style-name="T1">apresenta Jacó nos últimos momentos de sua vida”</text:span>, Jacó naquele momento estava no Egito e era um costume anterior aos patriarcas, quando o chefe de uma família estava já muito idoso ele reunia seus filhos para os abençoar e dar instruções.</text:p>
      <text:p text:style-name="P9">- “<text:span text:style-name="T1">agrega seus filhos e netos ao seu redor”</text:span>, na verdade o texto fala dos netos, mas somente os filhos.</text:p>
      <text:p text:style-name="P9">- “<text:span text:style-name="T1">revela o destino de cada um de seus filhos e netos”</text:span>, Jacó era um dos patriarcas sobre o qual repousava as promessas feitas a <text:soft-page-break/>Abraão naquele momento ele falava pelo Espírito Santo.</text:p>
      <text:p text:style-name="P9">__________________________________________</text:p>
      <text:p text:style-name="P10">1. <text:span text:style-name="T2">ISSACAR, JUMENTO DE OSSOS FORTES</text:span></text:p>
      <text:p text:style-name="P9"><text:span text:style-name="T1">- </text:span>Aqui vale a pena ler essa passagem com a classe:</text:p>
      <text:p text:style-name="P13">“<text:span text:style-name="T8">Issacar é jumento de fortes ossos, deitado entre dois fardos.<text:line-break/>E viu ele que o descanso era bom, e que a terra era deliciosa e abaixou seu ombro para acarretar, e serviu debaixo de tributo.” Gn 49.14,15</text:span></text:p>
      <text:p text:style-name="P14"><text:line-break/><text:span text:style-name="T9">1.1. Forte, mas prefere não lutar.</text:span><text:line-break/><text:span text:style-name="T10">- </text:span><text:span text:style-name="T11">“</text:span><text:span text:style-name="T9">amante do descanso e do sossego”</text:span><text:span text:style-name="T10">, assim é o que se acovarda, que não gosta de lutar, que prefere o comodismo.</text:span><text:line-break/><text:span text:style-name="T10">- </text:span><text:span text:style-name="T11">“</text:span><text:span text:style-name="T9">preferiram pagar tributo”</text:span><text:span text:style-name="T10">, quando uma nação mais forte ameaçava invadir uma região, o governo local fazia acordo onde pagaria tributos para não ter seu território invadido. Representa um crente que prefere se moldar ao sistema mundano ao invés de lutar contra ele.</text:span></text:p>
      <text:p text:style-name="P9"/>
      <text:p text:style-name="P14"><text:span text:style-name="T9">1.2. Forte, mas gosta de descanso.</text:span><text:line-break/><text:span text:style-name="T9">- “rodeados de pessoas à semelhança de Issacar”</text:span><text:span text:style-name="T10">, muitos que não vemos combatendo </text:span><text:soft-page-break/><text:span text:style-name="T10">o pecado, não assumem um compromisso com Deus com medo de passar as lutas que passa o povo de Deus. </text:span><text:line-break/><text:span text:style-name="T10">-</text:span><text:span text:style-name="T11"> “</text:span><text:span text:style-name="T9">vivem como escravos no lugar onde deveriam reinar”</text:span><text:span text:style-name="T10">, se refere à escravidão do pecado, algumas até possuem a carteira de membros porém não se libertaram.</text:span><text:line-break/><text:span text:style-name="T10">- </text:span><text:span text:style-name="T11">“</text:span><text:span text:style-name="T9">observam o azeite alheio”</text:span><text:span text:style-name="T10">, acham bonito a unção que está na vida dos outros, mas não se esforçam para obterem a mesma unção.</text:span><text:line-break/><text:span text:style-name="T10">- </text:span><text:span text:style-name="T11">“</text:span><text:span text:style-name="T9">não querem nada com espiritualidade”</text:span><text:span text:style-name="T10">, só vivem pedindo oração, querendo viver do azeite dos outros.</text:span><text:line-break/><text:line-break/><text:span text:style-name="T9">1.3.</text:span><text:span text:style-name="T12"> </text:span><text:span text:style-name="T9">Forte, mas prefere ser escravo.</text:span></text:p>
      <text:p text:style-name="P9"><text:span text:style-name="T1">- “Essa geração tinha força, mas preferiu esquecer”</text:span>, ter força e não lutar é como ter conhecimento e não ensinar. A força que não é empregada não serve para nada.</text:p>
      <text:p text:style-name="P9">- “<text:span text:style-name="T1">foi se contentar com a terra”</text:span>, assim como é nos dias atuais onde alguns irmão preferem se contentar com esse mundo do que lutar por sua parte na herança do Reino de Deus.</text:p>
      <text:p text:style-name="P9">- “<text:span text:style-name="T1">perder a liberdade e ser tomada pelos pagãos”</text:span>, essa é a recompensa daqueles que se acomodam a esse mundo, são os primeiros a perderem a salvação. Assim acontece com <text:soft-page-break/>aqueles que tem a promessa, mas abandonam o Reino pelo mundo.</text:p>
      <text:p text:style-name="P10">_____________________________________________</text:p>
      <text:p text:style-name="P14"><text:span text:style-name="T9">2.</text:span><text:span text:style-name="T4"> OS PROBLEMAS DA GERAÇÃO DE ISSACAR</text:span><text:line-break/><text:span text:style-name="T4">-</text:span><text:span text:style-name="T9"> “abriu mão da batalha para viver mediocremente”</text:span><text:span text:style-name="T10">, viver mediocremente significa viver sem fazer a diferença, sem realizar nada, sem conquistar.</text:span></text:p>
      <text:p text:style-name="P10"/>
      <text:p text:style-name="P10">2.1. Visão deturpada de si mesmo.</text:p>
      <text:p text:style-name="P9"><text:span text:style-name="T1">- “quem é e o que deve fazer”</text:span>, esse é o princípio do viver com propósito. Importantíssimo para a obra de Deus.</text:p>
      <text:p text:style-name="P9">- “<text:span text:style-name="T1">certamente descansou ali”</text:span>, o descanso no momento em que devemos lutar, nos deixa fracos e vulneráveis, como Davi que deixou de ir para a guerra e caiu com Bete Seba. <text:span text:style-name="T1">2 Sm 11.1</text:span></text:p>
      <text:p text:style-name="P9"><text:span text:style-name="T1">- “a quarta geração vitoriosa”</text:span>, a contar de Abraão ele seria a quarte geração.</text:p>
      <text:p text:style-name="P15">- “<text:span text:style-name="T1">Havia um histórico de bênção, mas eles o ignoraram”</text:span>, confirmando que nem sempre o filho de pastor será pastor, não é porque os pais são crentes que os filhos também serão, é necessário cada um reconhecer sua condição, suas fraquezas e seus objetivos.</text:p>
      <text:p text:style-name="P10">2.2. Falta de determinação.</text:p>
      <text:p text:style-name="P9"><text:soft-page-break/>- “<text:span text:style-name="T1">como a figueira que Jesus amaldiçoou”</text:span>, foi a figueira onde Jesus foi procurar frutos, mas não encontrou. <text:span text:style-name="T1">Mt 21.19</text:span> Assim muitos hoje não frutificam, não produzem nada.</text:p>
      <text:p text:style-name="P9">- “<text:span text:style-name="T1">expectativa pela qual foram postos ali”</text:span>, o Senhor espera algo de nós, que possamos dar frutos, produzir algo para o Reino de Deus.</text:p>
      <text:p text:style-name="P9">- “<text:span text:style-name="T1">Precisamos deixar nossa zona de conforto”</text:span>, a acomodação nos faz perder um grande tempo sem realizar nada. Isso é muito perigoso para um servo de Deus. Todos devemos alimentar sonhos e correr em direção a um objetivo que esteja de acordo com a vontade do Senhor.</text:p>
      <text:p text:style-name="P9"/>
      <text:p text:style-name="P10">2.3. Preguiça.</text:p>
      <text:p text:style-name="P9"><text:span text:style-name="T1">- “cumprimento da parte negativa da profecia de Jacó”</text:span>, se refere a parte que afirma: “<text:span text:style-name="T1">abaixou seu ombro para acarretar, e serviu debaixo de tributo.”<text:line-break/>Gn 49.15b </text:span>Issacar viveu em servidão por muito tempo.</text:p>
      <text:p text:style-name="P9">- “<text:span text:style-name="T1">alguém que cumprisse a primeira parte da bênção”</text:span>, se refere a parte em que Jacó afirmou: “<text:span text:style-name="T1">Issacar é jumento de fortes ossos, deitado entre dois fardos.” Gn 49.14 </text:span>os homens de Issacar ainda não tinham descoberto o tamanho de sua força.</text:p>
      <text:p text:style-name="P9"><text:soft-page-break/>- “<text:span text:style-name="T1">os principais da tribo de Issacar estavam com ela”</text:span>, eles foram a exceção, isso mostra que mesmo que haja profecia de desgraça, sempre haverá os que fazem a diferença.</text:p>
      <text:p text:style-name="P9">________________________________________</text:p>
      <text:p text:style-name="P10">3.<text:span text:style-name="T2"> A NOVA GERAÇÃO DE ISSACAR</text:span></text:p>
      <text:p text:style-name="P9"><text:span text:style-name="T1">- “acerca dessa nova geração dos filhos de Issacar”</text:span>, se referindo a uma geração que surge no tempo do rei Davi, não representa a tribo inteira, mas são muitos homens sábios, leia com a classe a referência de <text:span text:style-name="T1">1 Cr 12.32</text:span>.</text:p>
      <text:p text:style-name="P9"/>
      <text:p text:style-name="P10">3.1. Destros na ciência dos tempos.</text:p>
      <text:p text:style-name="P9"><text:span text:style-name="T1">- “não se apossou somente da força predita por Jacó”</text:span>, devamos entender porém, que quando o profeta fala de força, não está se referindo especificamente de força física, pode ser força política ou até mesmo força espiritual.</text:p>
      <text:p text:style-name="P9">- “<text:span text:style-name="T1">interpretar os tempos, eram atualizados em informação”</text:span>, é provável que fossem estudiosos dos fenômenos físicos como a contagem do tempo e das estações.</text:p>
      <text:p text:style-name="P9">- “<text:span text:style-name="T1">pessoas que conheçam os tempos”</text:span>, o comentarista está se referindo a conhecer os sinais dos tempos acerca da volta de Cristo e do terrível Dia do Senhor.</text:p>
      <text:p text:style-name="P9"/>
      <text:p text:style-name="P10"><text:soft-page-break/>3.2. Entendidos para instruir o reino e os súditos.</text:p>
      <text:p text:style-name="P9"><text:span text:style-name="T1">- “Não eram pegos de surpresa”</text:span>, quem possui o conhecimento não é surpreendido, não é pego desprevenido.</text:p>
      <text:p text:style-name="P9">- “<text:span text:style-name="T1">o rei só tomava decisões após consultá-los”</text:span>, quem possui o conhecimento é engrandecido pela necessidade do reino, hoje os que tem conhecimento estão geralmente em lugar de destaque.</text:p>
      <text:p text:style-name="P9">- “<text:span text:style-name="T1">Tudo isso resultava no crescimento da nação”</text:span>, quando as pessoas descobrem a força que possuem e se aplicam em usar isso no benefício do povo de Deus então o Reino de Deus cresce.</text:p>
      <text:p text:style-name="P9"/>
      <text:p text:style-name="P10">3.3. A sabedoria que influencia para o bem.</text:p>
      <text:p text:style-name="P9">- “<text:span text:style-name="T1">que um homem pode fazer através da capacidade humana”</text:span>, não é confiança em si próprio, mas é a noção de que se o ser humano tem capacidades é porque Deus deu a ele.</text:p>
      <text:p text:style-name="P9">- “<text:span text:style-name="T1">o que um homem pode fazer quando está aliado ao Criador”</text:span>, quer dizer que se o ser humano possui capacidades dadas por Deus quanto melhor serão essas capacidades se ele estiver com Deus.</text:p>
      <text:p text:style-name="P9"><text:soft-page-break/>- “<text:span text:style-name="T1">por não entender os tempos de Deus”</text:span>, ou seja, se Deus fecha alguma porta, é inútil tentar lutar contra Seu poder, alguns insistem em passar pela porta que Deus fechou, Ele sabe o tempo certo.</text:p>
      <text:p text:style-name="P9"/>
      <text:p text:style-name="P10">CONCLUSÃO</text:p>
      <text:p text:style-name="P9">- “<text:span text:style-name="T1">aprender a interpretar os sinais de nosso tempo”</text:span>, nos tempos atuais precisamos ter o olhar crítico para essa sociedade, muitas coisas estão acontecendo e sinalizam a proximidade do retorno do Rei.</text:p>
      <text:p text:style-name="P9">- Faça o resumo para a revisão e corrija o questionário.</text:p>
      <text:p text:style-name="P9"/>
      <text:p text:style-name="P10">QUESTIONÁRIO</text:p>
      <text:p text:style-name="P9"/>
      <text:p text:style-name="P10">1. Como Issacar é representado?</text:p>
      <text:p text:style-name="P9">R: Como um forte amante do descanso e do sossego (Gn 49.14-15).</text:p>
      <text:p text:style-name="P9"/>
      <text:p text:style-name="P10">2. Qual é a característica dos grandes heróis de Deus?</text:p>
      <text:p text:style-name="P9">R: Sempre buscar forças na hora da fraqueza (Hb 11.34).</text:p>
      <text:p text:style-name="P9"/>
      <text:p text:style-name="P10">3. Do que Issacar não teve consciência?</text:p>
      <text:p text:style-name="P9">R: De sua vocação (Ef 4.1).</text:p>
      <text:p text:style-name="P9"/>
      <text:p text:style-name="P10"><text:soft-page-break/>4. De acordo com a lição, o que Deus sempre espera?</text:p>
      <text:p text:style-name="P9">R: Que alguém tenha a coragem de crer em coisas extraordinárias (Rm 8.19).</text:p>
      <text:p text:style-name="P9"/>
      <text:p text:style-name="P10">5. Qual era a marca da outra geração de Issacar?</text:p>
      <text:p text:style-name="P9">R: A ciência dos tempos (1Cr 12.32)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Utopia, 'Palatino Linotype', Palatino, serif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3:45:16.494739771</meta:creation-date>
    <dc:date>2017-03-04T15:20:07.757062874</dc:date>
    <meta:editing-duration>PT9M10S</meta:editing-duration>
    <meta:editing-cycles>5</meta:editing-cycles>
    <meta:generator>LibreOffice/5.2.5.1$Linux_X86_64 LibreOffice_project/20m0$Build-1</meta:generator>
    <meta:document-statistic meta:table-count="0" meta:image-count="0" meta:object-count="0" meta:page-count="9" meta:paragraph-count="62" meta:word-count="1323" meta:character-count="7552" meta:non-whitespace-character-count="6287"/>
  </office:meta>
</office:document-meta>
</file>